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content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Thumbnails/thumbnail.png" manifest:media-type="image/png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E7000001E1064C9A826DDDB54C.png" manifest:media-type="image/png"/>
  <manifest:file-entry manifest:full-path="Pictures/10000001000003280000046B0F25E34C4F689FF2.png" manifest:media-type="image/png"/>
  <manifest:file-entry manifest:full-path="Pictures/100000010000029A000002E5932DDB8828C1BE78.png" manifest:media-type="image/png"/>
  <manifest:file-entry manifest:full-path="Pictures/10000001000003300000048EE3E78D46B46E8064.png" manifest:media-type="image/png"/>
  <manifest:file-entry manifest:full-path="Pictures/10000001000003280000046BA2C5DA0A117A897F.png" manifest:media-type="image/png"/>
  <manifest:file-entry manifest:full-path="Pictures/10000001000002EF000004669F1A8499186643AA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3100000470706D84B048A04A90.png" manifest:media-type="image/png"/>
  <manifest:file-entry manifest:full-path="Pictures/100000010000032E000007282BE1AD12DD17F10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26C000003274645ABCEC7D94FC8.png" manifest:media-type="image/png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meta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.39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83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9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34" style:family="graphic" style:parent-style-name="objectwithoutfill">
      <style:graphic-properties draw:marker-end="Arrowheads_20_1" draw:marker-end-width="0.3cm" draw:fill="none" draw:textarea-vertical-align="middle"/>
    </style:style>
    <style:style style:name="gr35" style:family="graphic" style:parent-style-name="objectwithoutfill">
      <style:graphic-properties draw:marker-end="Arrowheads_20_2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40" style:family="graphic" style:parent-style-name="objectwithoutfill">
      <style:graphic-properties draw:stroke="dash" draw:stroke-dash="Long_20_Dot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46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4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2a609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text-properties fo:font-size="9pt"/>
    </style:style>
    <style:style style:name="P13" style:family="paragraph">
      <style:text-properties fo:font-size="8pt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style:text-properties fo:font-size="10.5pt"/>
    </style:style>
    <style:style style:name="P1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4.75cm" svg:x="8.4cm" svg:y="3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4" draw:text-style-name="P2" draw:layer="layout" svg:x1="1.35cm" svg:y1="6cm" svg:x2="3.4cm" svg:y2="6cm">
          <text:p/>
        </draw:line>
        <draw:line draw:style-name="gr4" draw:text-style-name="P2" draw:layer="layout" svg:x1="7.05cm" svg:y1="5.3cm" svg:x2="8.45cm" svg:y2="5.3cm">
          <text:p/>
        </draw:line>
        <draw:line draw:style-name="gr4" draw:text-style-name="P2" draw:layer="layout" svg:x1="7.05cm" svg:y1="6.1cm" svg:x2="8.45cm" svg:y2="6.1cm">
          <text:p/>
        </draw:line>
        <draw:line draw:style-name="gr4" draw:text-style-name="P2" draw:layer="layout" svg:x1="7.05cm" svg:y1="6.8cm" svg:x2="8.45cm" svg:y2="6.8cm">
          <text:p/>
        </draw:line>
        <draw:line draw:style-name="gr4" draw:text-style-name="P2" draw:layer="layout" svg:x1="7.05cm" svg:y1="11.1cm" svg:x2="8.45cm" svg:y2="11.1cm">
          <text:p/>
        </draw:line>
        <draw:line draw:style-name="gr4" draw:text-style-name="P2" draw:layer="layout" svg:x1="7.05cm" svg:y1="11.8cm" svg:x2="8.45cm" svg:y2="11.8cm">
          <text:p/>
        </draw:line>
        <draw:line draw:style-name="gr4" draw:text-style-name="P2" draw:layer="layout" svg:x1="7.05cm" svg:y1="12.5cm" svg:x2="8.45cm" svg:y2="12.5cm">
          <text:p/>
        </draw:line>
        <draw:line draw:style-name="gr4" draw:text-style-name="P2" draw:layer="layout" svg:x1="6.95cm" svg:y1="18.3cm" svg:x2="8.35cm" svg:y2="18.3cm">
          <text:p/>
        </draw:line>
        <draw:line draw:style-name="gr4" draw:text-style-name="P2" draw:layer="layout" svg:x1="6.95cm" svg:y1="19cm" svg:x2="8.35cm" svg:y2="19cm">
          <text:p/>
        </draw:line>
        <draw:line draw:style-name="gr4" draw:text-style-name="P2" draw:layer="layout" svg:x1="6.95cm" svg:y1="19.6cm" svg:x2="8.35cm" svg:y2="19.6cm">
          <text:p/>
        </draw:line>
        <draw:line draw:style-name="gr4" draw:text-style-name="P2" draw:layer="layout" svg:x1="14.25cm" svg:y1="5.9cm" svg:x2="15.65cm" svg:y2="5.9cm">
          <text:p/>
        </draw:line>
        <draw:line draw:style-name="gr4" draw:text-style-name="P2" draw:layer="layout" svg:x1="14.25cm" svg:y1="11.9cm" svg:x2="15.65cm" svg:y2="11.9cm">
          <text:p/>
        </draw:line>
        <draw:line draw:style-name="gr4" draw:text-style-name="P2" draw:layer="layout" svg:x1="14.25cm" svg:y1="18.8cm" svg:x2="15.65cm" svg:y2="18.8cm">
          <text:p/>
        </draw:line>
        <draw:frame draw:style-name="gr5" draw:text-style-name="P3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</text:span><text:span text:style-name="T2">dskr</text:span><text:span text:style-name="T2">aft</text:span></text:p>
              </text:list-item>
              <text:list-item>
                <text:p><text:span text:style-name="T2">Kapit</text:span><text:span text:style-name="T2">al</text:span></text:p>
              </text:list-item>
            </text:list>
          </draw:text-box>
        </draw:frame>
        <draw:frame draw:style-name="gr5" draw:text-style-name="P3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</text:span><text:span text:style-name="T2">dskr</text:span><text:span text:style-name="T2">aft</text:span></text:p>
              </text:list-item>
              <text:list-item>
                <text:p><text:span text:style-name="T2">Kapit</text:span><text:span text:style-name="T2">al</text:span></text:p>
              </text:list-item>
            </text:list>
          </draw:text-box>
        </draw:frame>
        <draw:frame draw:style-name="gr5" draw:text-style-name="P3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</text:span><text:span text:style-name="T2">dskr</text:span><text:span text:style-name="T2">aft</text:span></text:p>
              </text:list-item>
              <text:list-item>
                <text:p><text:span text:style-name="T2">Kapit</text:span><text:span text:style-name="T2">al</text:span></text:p>
              </text:list-item>
            </text:list>
          </draw:text-box>
        </draw:frame>
        <draw:line draw:style-name="gr4" draw:text-style-name="P2" draw:layer="layout" svg:x1="1.45cm" svg:y1="11.7cm" svg:x2="3.5cm" svg:y2="11.7cm">
          <text:p/>
        </draw:line>
        <draw:line draw:style-name="gr4" draw:text-style-name="P2" draw:layer="layout" svg:x1="1.35cm" svg:y1="19cm" svg:x2="3.5cm" svg:y2="18.9cm">
          <text:p/>
        </draw:line>
        <draw:frame draw:style-name="gr6" draw:text-style-name="P3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7" draw:text-style-name="P3" draw:layer="layout" svg:width="2.987cm" svg:height="0.806cm" svg:x="15.701cm" svg:y="11.5cm">
          <draw:text-box>
            <text:p><text:span text:style-name="T2">Alternat</text:span><text:span text:style-name="T2">iv 1</text:span></text:p>
          </draw:text-box>
        </draw:frame>
        <draw:frame draw:style-name="gr7" draw:text-style-name="P3" draw:layer="layout" svg:width="2.987cm" svg:height="0.806cm" svg:x="15.702cm" svg:y="5.5cm">
          <draw:text-box>
            <text:p><text:span text:style-name="T2">Alternat</text:span><text:span text:style-name="T2">iv 2</text:span></text:p>
          </draw:text-box>
        </draw:frame>
      </draw:page>
      <draw:page draw:name="page2" draw:style-name="dp1" draw:master-page-name="Default">
        <draw:custom-shape draw:style-name="gr8" draw:text-style-name="P4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9" draw:text-style-name="P5" draw:layer="layout" svg:width="0.67cm" svg:height="0.53cm" svg:x="0.274cm" svg:y="14.26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9" draw:text-style-name="P5" draw:layer="layout" svg:width="0.661cm" svg:height="0.53cm" svg:x="0.274cm" svg:y="15.46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5" draw:layer="layout" svg:width="0.602cm" svg:height="0.53cm" svg:x="0.274cm" svg:y="16.26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5" draw:layer="layout" svg:width="0.593cm" svg:height="0.53cm" svg:x="0.274cm" svg:y="17.26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</draw:page>
      <draw:page draw:name="page3" draw:style-name="dp1" draw:master-page-name="Default">
        <draw:frame draw:style-name="gr10" draw:text-style-name="P2" draw:layer="layout" svg:width="19.589cm" svg:height="12.68cm" svg:x="0.98cm" svg:y="7.623cm">
          <draw:image xlink:href="Pictures/10000001000002E7000001E1064C9A826DDDB54C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1" draw:text-style-name="P1" draw:layer="layout" svg:width="5.75cm" svg:height="4.75cm" svg:x="1.6cm" svg:y="4cm">
          <text:p text:style-name="P1">Konsument-</text:p>
          <text:p text:style-name="P1">teor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Produksjons-</text:p>
          <text:p text:style-name="P1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</text:span><text:span text:style-name="T3">økon</text:span><text:span text:style-name="T3">omi </text:span><text:span text:style-name="T3">oppb</text:span><text:span text:style-name="T3">yggin</text:span><text:span text:style-name="T3">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3" draw:layer="layout" svg:width="6.978cm" svg:height="4.292cm" svg:x="13.6cm" svg:y="10.5cm">
          <draw:text-box>
            <text:p><text:span text:style-name="T2">Marked</text:span><text:span text:style-name="T2">sformer</text:span><text:span text:style-name="T2">:</text:span></text:p>
            <text:list text:style-name="L1">
              <text:list-item>
                <text:p><text:span text:style-name="T2">Fullk</text:span><text:span text:style-name="T2">omm</text:span><text:span text:style-name="T2">en </text:span><text:span text:style-name="T2">konk</text:span><text:span text:style-name="T2">urran</text:span><text:span text:style-name="T2">se</text:span></text:p>
              </text:list-item>
              <text:list-item>
                <text:p><text:span text:style-name="T2">Mon</text:span><text:span text:style-name="T2">opol</text:span></text:p>
              </text:list-item>
              <text:list-item>
                <text:p><text:span text:style-name="T2">Mon</text:span><text:span text:style-name="T2">opoli</text:span><text:span text:style-name="T2">stisk </text:span><text:span text:style-name="T2">konk</text:span><text:span text:style-name="T2">urran</text:span><text:span text:style-name="T2">se</text:span></text:p>
              </text:list-item>
              <text:list-item>
                <text:p><text:span text:style-name="T2">Kart</text:span><text:span text:style-name="T2">ell, </text:span><text:span text:style-name="T2">duop</text:span><text:span text:style-name="T2">ol, </text:span><text:span text:style-name="T2">oligo</text:span><text:span text:style-name="T2">pol</text:span></text:p>
              </text:list-item>
              <text:list-item>
                <text:p><text:span text:style-name="T2">Prisd</text:span><text:span text:style-name="T2">iskri</text:span><text:span text:style-name="T2">mine</text:span><text:span text:style-name="T2">ring</text:span></text:p>
                <text:p/>
              </text:list-item>
            </text:list>
          </draw:text-box>
        </draw:frame>
        <draw:frame draw:style-name="gr9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5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5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5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</text:span><text:span text:style-name="T4">mulighetsku</text:span><text:span text:style-name="T4">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5" draw:style-name="dp1" draw:master-page-name="Default">
        <draw:frame draw:style-name="gr19" draw:text-style-name="P11" draw:layer="layout" svg:width="4.943cm" svg:height="0.962cm" svg:x="8.336cm" svg:y="0.088cm">
          <draw:text-box>
            <text:p text:style-name="P10">Markedskrysset</text:p>
          </draw:text-box>
        </draw:frame>
        <draw:frame draw:style-name="gr9" draw:text-style-name="P5" draw:layer="layout" svg:width="0.436cm" svg:height="0.47cm" svg:x="21.475cm" svg:y="16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9" draw:text-style-name="P5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5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9" draw:text-style-name="P5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5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9" draw:text-style-name="P5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5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9" draw:text-style-name="P5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9" draw:text-style-name="P5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9.752cm" svg:y1="11.104cm" svg:x2="12.752cm" svg:y2="11.054cm">
          <text:p/>
        </draw:line>
        <draw:line draw:style-name="gr12" draw:text-style-name="P2" draw:layer="layout" svg:x1="9.752cm" svg:y1="11.054cm" svg:x2="9.702cm" svg:y2="8.004cm">
          <text:p/>
        </draw:line>
        <draw:frame draw:style-name="gr9" draw:text-style-name="P5" draw:layer="layout" svg:width="0.496cm" svg:height="0.47cm" svg:x="9.477cm" svg:y="7.3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9" draw:text-style-name="P5" draw:layer="layout" svg:width="0.436cm" svg:height="0.47cm" svg:x="12.876cm" svg:y="10.7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10.001cm" svg:y1="8.251cm" svg:x2="12.251cm" svg:y2="10.751cm">
          <text:p/>
        </draw:line>
        <draw:frame draw:style-name="gr20" draw:text-style-name="P11" draw:layer="layout" svg:width="0.925cm" svg:height="0.962cm" svg:x="12.301cm" svg:y="10.001cm">
          <draw:text-box>
            <text:p text:style-name="P10">E</text:p>
          </draw:text-box>
        </draw:frame>
        <draw:line draw:style-name="gr3" draw:text-style-name="P2" draw:layer="layout" svg:x1="11.95cm" svg:y1="8cm" svg:x2="10.15cm" svg:y2="10.75cm">
          <text:p/>
        </draw:line>
        <draw:frame draw:style-name="gr21" draw:text-style-name="P11" draw:layer="layout" svg:width="0.891cm" svg:height="0.962cm" svg:x="12.101cm" svg:y="7.35cm">
          <draw:text-box>
            <text:p text:style-name="P10">T</text:p>
          </draw:text-box>
        </draw:frame>
        <draw:custom-shape draw:style-name="gr8" draw:text-style-name="P4" draw:layer="layout" svg:width="0.299cm" svg:height="0.248cm" svg:x="10.901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9.753cm" svg:y1="16.105cm" svg:x2="12.753cm" svg:y2="16.055cm">
          <text:p/>
        </draw:line>
        <draw:line draw:style-name="gr12" draw:text-style-name="P2" draw:layer="layout" svg:x1="9.753cm" svg:y1="16.055cm" svg:x2="9.703cm" svg:y2="13.005cm">
          <text:p/>
        </draw:line>
        <draw:frame draw:style-name="gr9" draw:text-style-name="P5" draw:layer="layout" svg:width="0.496cm" svg:height="0.47cm" svg:x="9.478cm" svg:y="12.3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9" draw:text-style-name="P5" draw:layer="layout" svg:width="0.436cm" svg:height="0.47cm" svg:x="12.877cm" svg:y="15.7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10.002cm" svg:y1="13.252cm" svg:x2="12.252cm" svg:y2="15.752cm">
          <text:p/>
        </draw:line>
        <draw:frame draw:style-name="gr20" draw:text-style-name="P11" draw:layer="layout" svg:width="0.925cm" svg:height="0.962cm" svg:x="12.302cm" svg:y="15.002cm">
          <draw:text-box>
            <text:p text:style-name="P10">E</text:p>
          </draw:text-box>
        </draw:frame>
        <draw:line draw:style-name="gr3" draw:text-style-name="P2" draw:layer="layout" svg:x1="11.951cm" svg:y1="13.001cm" svg:x2="10.151cm" svg:y2="15.751cm">
          <text:p/>
        </draw:line>
        <draw:frame draw:style-name="gr22" draw:text-style-name="P11" draw:layer="layout" svg:width="0.891cm" svg:height="1.063cm" svg:x="11.302cm" svg:y="12.35cm">
          <draw:text-box>
            <text:p text:style-name="P10">T</text:p>
          </draw:text-box>
        </draw:frame>
        <draw:line draw:style-name="gr12" draw:text-style-name="P2" draw:layer="layout" svg:x1="9.753cm" svg:y1="21.105cm" svg:x2="12.753cm" svg:y2="21.055cm">
          <text:p/>
        </draw:line>
        <draw:line draw:style-name="gr12" draw:text-style-name="P2" draw:layer="layout" svg:x1="9.753cm" svg:y1="21.055cm" svg:x2="9.703cm" svg:y2="18.005cm">
          <text:p/>
        </draw:line>
        <draw:frame draw:style-name="gr9" draw:text-style-name="P5" draw:layer="layout" svg:width="0.496cm" svg:height="0.47cm" svg:x="9.478cm" svg:y="17.31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9" draw:text-style-name="P5" draw:layer="layout" svg:width="0.436cm" svg:height="0.47cm" svg:x="12.877cm" svg:y="20.765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3" draw:text-style-name="P2" draw:layer="layout" svg:x1="10.002cm" svg:y1="18.252cm" svg:x2="12.252cm" svg:y2="20.752cm">
          <text:p/>
        </draw:line>
        <draw:frame draw:style-name="gr20" draw:text-style-name="P11" draw:layer="layout" svg:width="0.925cm" svg:height="0.962cm" svg:x="12.302cm" svg:y="20.002cm">
          <draw:text-box>
            <text:p text:style-name="P10">E</text:p>
          </draw:text-box>
        </draw:frame>
        <draw:line draw:style-name="gr3" draw:text-style-name="P2" draw:layer="layout" svg:x1="11cm" svg:y1="17.75cm" svg:x2="11cm" svg:y2="21cm">
          <text:p/>
        </draw:line>
        <draw:frame draw:style-name="gr21" draw:text-style-name="P11" draw:layer="layout" svg:width="0.891cm" svg:height="0.962cm" svg:x="11.202cm" svg:y="17.351cm">
          <draw:text-box>
            <text:p text:style-name="P10">T</text:p>
          </draw:text-box>
        </draw:frame>
        <draw:custom-shape draw:style-name="gr8" draw:text-style-name="P4" draw:layer="layout" svg:width="0.299cm" svg:height="0.248cm" svg:x="10.902cm" svg:y="1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11cm" svg:y1="11cm" svg:x2="11cm" svg:y2="9.4cm">
          <text:p/>
        </draw:line>
        <draw:line draw:style-name="gr2" draw:text-style-name="P2" draw:layer="layout" svg:x1="9.6cm" svg:y1="9.45cm" svg:x2="11.1cm" svg:y2="9.45cm">
          <text:p/>
        </draw:line>
        <draw:line draw:style-name="gr2" draw:text-style-name="P2" draw:layer="layout" svg:x1="9.75cm" svg:y1="14.5cm" svg:x2="11.1cm" svg:y2="14.45cm">
          <text:p/>
        </draw:line>
        <draw:line draw:style-name="gr2" draw:text-style-name="P2" draw:layer="layout" svg:x1="9.6cm" svg:y1="19.45cm" svg:x2="11.1cm" svg:y2="19.45cm">
          <text:p/>
        </draw:line>
        <draw:line draw:style-name="gr2" draw:text-style-name="P2" draw:layer="layout" svg:x1="11cm" svg:y1="21cm" svg:x2="11cm" svg:y2="19.4cm">
          <text:p/>
        </draw:line>
        <draw:frame draw:style-name="gr23" draw:text-style-name="P9" draw:layer="layout" svg:width="2.471cm" svg:height="0.607cm" svg:x="1.6cm" svg:y="1.65cm">
          <draw:text-box>
            <text:p text:style-name="P12"><text:span text:style-name="T4">Konsument </text:span><text:span text:style-name="T4">1</text:span></text:p>
          </draw:text-box>
        </draw:frame>
        <draw:frame draw:style-name="gr23" draw:text-style-name="P9" draw:layer="layout" svg:width="2.471cm" svg:height="0.607cm" svg:x="5.901cm" svg:y="1.651cm">
          <draw:text-box>
            <text:p text:style-name="P12"><text:span text:style-name="T4">Konsument </text:span><text:span text:style-name="T4">N</text:span></text:p>
          </draw:text-box>
        </draw:frame>
        <draw:frame draw:style-name="gr23" draw:text-style-name="P9" draw:layer="layout" svg:width="2.471cm" svg:height="0.607cm" svg:x="12.601cm" svg:y="1.651cm">
          <draw:text-box>
            <text:p text:style-name="P12"><text:span text:style-name="T4">Produsent 1</text:span></text:p>
          </draw:text-box>
        </draw:frame>
        <draw:frame draw:style-name="gr23" draw:text-style-name="P9" draw:layer="layout" svg:width="2.471cm" svg:height="0.607cm" svg:x="16.602cm" svg:y="1.652cm">
          <draw:text-box>
            <text:p text:style-name="P12"><text:span text:style-name="T4">Produsent N</text:span></text:p>
          </draw:text-box>
        </draw:frame>
        <draw:frame draw:style-name="gr24" draw:text-style-name="P11" draw:layer="layout" svg:width="1.471cm" svg:height="0.683cm" svg:x="2.45cm" svg:y="21.45cm">
          <draw:text-box>
            <text:p text:style-name="P10"><text:span text:style-name="T5">A</text:span><text:span text:style-name="T5">vg</text:span><text:span text:style-name="T5">ift</text:span></text:p>
          </draw:text-box>
        </draw:frame>
        <draw:frame draw:style-name="gr25" draw:text-style-name="P11" draw:layer="layout" svg:width="2.771cm" svg:height="0.683cm" svg:x="9.451cm" svg:y="21.451cm">
          <draw:text-box>
            <text:p text:style-name="P10"><text:span text:style-name="T5">Maksimalpris</text:span></text:p>
          </draw:text-box>
        </draw:frame>
        <draw:frame draw:style-name="gr26" draw:text-style-name="P11" draw:layer="layout" svg:width="2.276cm" svg:height="0.683cm" svg:x="14.552cm" svg:y="21.452cm">
          <draw:text-box>
            <text:p text:style-name="P10"><text:span text:style-name="T5">Minstepris</text:span></text:p>
          </draw:text-box>
        </draw:frame>
        <draw:frame draw:style-name="gr27" draw:text-style-name="P14" draw:layer="layout" svg:width="3.685cm" svg:height="0.569cm" svg:x="9.3cm" svg:y="6.7cm">
          <draw:text-box>
            <text:p text:style-name="P13"><text:span text:style-name="T6">Fullkommen konkurranse</text:span></text:p>
          </draw:text-box>
        </draw:frame>
        <draw:frame draw:style-name="gr28" draw:text-style-name="P16" draw:layer="layout" svg:width="2.483cm" svg:height="0.662cm" svg:x="9.25cm" svg:y="11.6cm">
          <draw:text-box>
            <text:p text:style-name="P15"><text:span text:style-name="T7">Skiftanalyse</text:span></text:p>
          </draw:text-box>
        </draw:frame>
        <draw:frame draw:style-name="gr28" draw:text-style-name="P16" draw:layer="layout" svg:width="2.483cm" svg:height="0.662cm" svg:x="9.251cm" svg:y="16.6cm">
          <draw:text-box>
            <text:p text:style-name="P15"><text:span text:style-name="T7">Skiftanalyse</text:span></text:p>
          </draw:text-box>
        </draw:frame>
        <draw:line draw:style-name="gr3" draw:text-style-name="P2" draw:layer="layout" svg:x1="12.451cm" svg:y1="13.301cm" svg:x2="10.651cm" svg:y2="16.051cm">
          <text:p/>
        </draw:line>
        <draw:line draw:style-name="gr3" draw:text-style-name="P2" draw:layer="layout" svg:x1="10.402cm" svg:y1="17.952cm" svg:x2="12.652cm" svg:y2="20.452cm">
          <text:p/>
        </draw:line>
        <draw:line draw:style-name="gr2" draw:text-style-name="P2" draw:layer="layout" svg:x1="11cm" svg:y1="20.8cm" svg:x2="11cm" svg:y2="19.2cm">
          <text:p/>
        </draw:line>
        <draw:frame draw:style-name="gr9" draw:text-style-name="P5" draw:layer="layout" svg:width="0.67cm" svg:height="0.53cm" svg:x="10.774cm" svg:y="11.1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5" draw:layer="layout" svg:width="0.602cm" svg:height="0.53cm" svg:x="8.874cm" svg:y="9.1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9" draw:text-style-name="P5" draw:layer="layout" svg:width="0.602cm" svg:height="0.53cm" svg:x="8.674cm" svg:y="14.1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5" draw:layer="layout" svg:width="0.67cm" svg:height="0.53cm" svg:x="10.674cm" svg:y="16.1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29" draw:text-style-name="P5" draw:layer="layout" svg:width="0.593cm" svg:height="0.53cm" svg:x="8.775cm" svg:y="14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1.5cm" svg:y1="15cm" svg:x2="9.75cm" svg:y2="15cm">
          <text:p/>
        </draw:line>
        <draw:frame draw:style-name="gr9" draw:text-style-name="P5" draw:layer="layout" svg:width="0.602cm" svg:height="0.53cm" svg:x="8.674cm" svg:y="19.1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2" draw:text-style-name="P2" draw:layer="layout" svg:x1="9.6cm" svg:y1="18.65cm" svg:x2="11.1cm" svg:y2="18.65cm">
          <text:p/>
        </draw:line>
        <draw:frame draw:style-name="gr9" draw:text-style-name="P5" draw:layer="layout" svg:width="0.593cm" svg:height="0.53cm" svg:x="8.676cm" svg:y="18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5" draw:layer="layout" svg:width="0.67cm" svg:height="0.53cm" svg:x="10.674cm" svg:y="21.1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30" draw:text-style-name="P11" draw:layer="layout" svg:width="1.197cm" svg:height="0.962cm" svg:x="12.303cm" svg:y="12.751cm">
          <draw:text-box>
            <text:p text:style-name="P10">T’</text:p>
          </draw:text-box>
        </draw:frame>
        <draw:frame draw:style-name="gr31" draw:text-style-name="P11" draw:layer="layout" svg:width="1.065cm" svg:height="0.962cm" svg:x="11.103cm" svg:y="20.102cm">
          <draw:text-box>
            <text:p text:style-name="P10">E’</text:p>
          </draw:text-box>
        </draw:frame>
        <draw:frame draw:style-name="gr9" draw:text-style-name="P5" draw:layer="layout" svg:width="0.631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9" draw:text-style-name="P5" draw:layer="layout" svg:width="0.715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9" draw:text-style-name="P5" draw:layer="layout" svg:width="0.601cm" svg:height="0.089cm" svg:x="9.775cm" svg:y="13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9" draw:text-style-name="P5" draw:layer="layout" svg:width="0.601cm" svg:height="0.089cm" svg:x="9.775cm" svg:y="13.4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9" draw:text-style-name="P5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9" draw:text-style-name="P5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9" draw:text-style-name="P5" draw:layer="layout" svg:width="0.61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9" draw:text-style-name="P5" draw:layer="layout" svg:width="0.694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11cm" svg:y1="11cm" svg:x2="11cm" svg:y2="9.4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32" draw:text-style-name="P5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cm" svg:height="0.25cm" svg:x="10.851cm" svg:y="1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cm" svg:height="0.25cm" svg:x="11.352cm" svg:y="1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cm" svg:y1="16cm" svg:x2="11cm" svg:y2="14.4cm">
          <text:p/>
        </draw:line>
        <draw:line draw:style-name="gr2" draw:text-style-name="P2" draw:layer="layout" svg:x1="11.5cm" svg:y1="15.95cm" svg:x2="11.5cm" svg:y2="15.1cm">
          <text:p/>
        </draw:line>
        <draw:custom-shape draw:style-name="gr8" draw:text-style-name="P4" draw:layer="layout" svg:width="0.25cm" svg:height="0.25cm" svg:x="10.951cm" svg:y="18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2.152cm" svg:y1="26.405cm" svg:x2="5.152cm" svg:y2="26.355cm">
          <text:p/>
        </draw:line>
        <draw:line draw:style-name="gr12" draw:text-style-name="P2" draw:layer="layout" svg:x1="2.152cm" svg:y1="26.355cm" svg:x2="2.102cm" svg:y2="23.305cm">
          <text:p/>
        </draw:line>
        <draw:frame draw:style-name="gr9" draw:text-style-name="P5" draw:layer="layout" svg:width="0.496cm" svg:height="0.47cm" svg:x="1.877cm" svg:y="22.618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9" draw:text-style-name="P5" draw:layer="layout" svg:width="0.436cm" svg:height="0.47cm" svg:x="5.276cm" svg:y="26.0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line draw:style-name="gr3" draw:text-style-name="P2" draw:layer="layout" svg:x1="2.401cm" svg:y1="23.552cm" svg:x2="4.651cm" svg:y2="26.052cm">
          <text:p/>
        </draw:line>
        <draw:frame draw:style-name="gr20" draw:text-style-name="P11" draw:layer="layout" svg:width="0.925cm" svg:height="0.962cm" svg:x="4.701cm" svg:y="25.302cm">
          <draw:text-box>
            <text:p text:style-name="P10">E</text:p>
          </draw:text-box>
        </draw:frame>
        <draw:line draw:style-name="gr3" draw:text-style-name="P2" draw:layer="layout" svg:x1="4.35cm" svg:y1="23.301cm" svg:x2="2.55cm" svg:y2="26.051cm">
          <text:p/>
        </draw:line>
        <draw:frame draw:style-name="gr21" draw:text-style-name="P11" draw:layer="layout" svg:width="0.891cm" svg:height="0.962cm" svg:x="4.501cm" svg:y="22.651cm">
          <draw:text-box>
            <text:p text:style-name="P10">T</text:p>
          </draw:text-box>
        </draw:frame>
        <draw:line draw:style-name="gr2" draw:text-style-name="P2" draw:layer="layout" svg:x1="2cm" svg:y1="24.251cm" svg:x2="3cm" svg:y2="24.25cm">
          <text:p/>
        </draw:line>
        <draw:frame draw:style-name="gr27" draw:text-style-name="P14" draw:layer="layout" svg:width="3.685cm" svg:height="0.569cm" svg:x="1.7cm" svg:y="22.001cm">
          <draw:text-box>
            <text:p text:style-name="P13"><text:span text:style-name="T6">Fullkommen konkurranse</text:span></text:p>
          </draw:text-box>
        </draw:frame>
        <draw:frame draw:style-name="gr9" draw:text-style-name="P5" draw:layer="layout" svg:width="0.67cm" svg:height="0.53cm" svg:x="3.174cm" svg:y="26.464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9" draw:text-style-name="P5" draw:layer="layout" svg:width="0.602cm" svg:height="0.53cm" svg:x="1.274cm" svg:y="24.464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line draw:style-name="gr2" draw:text-style-name="P2" draw:layer="layout" svg:x1="3cm" svg:y1="26.301cm" svg:x2="3cm" svg:y2="24.25cm">
          <text:p/>
        </draw:line>
        <draw:line draw:style-name="gr12" draw:text-style-name="P2" draw:layer="layout" svg:x1="9.352cm" svg:y1="26.205cm" svg:x2="12.352cm" svg:y2="26.155cm">
          <text:p/>
        </draw:line>
        <draw:line draw:style-name="gr12" draw:text-style-name="P2" draw:layer="layout" svg:x1="9.352cm" svg:y1="26.155cm" svg:x2="9.302cm" svg:y2="23.105cm">
          <text:p/>
        </draw:line>
        <draw:frame draw:style-name="gr9" draw:text-style-name="P5" draw:layer="layout" svg:width="0.496cm" svg:height="0.47cm" svg:x="9.0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9" draw:text-style-name="P5" draw:layer="layout" svg:width="0.436cm" svg:height="0.47cm" svg:x="12.4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9.601cm" svg:y1="23.352cm" svg:x2="11.851cm" svg:y2="25.852cm">
          <text:p/>
        </draw:line>
        <draw:frame draw:style-name="gr20" draw:text-style-name="P11" draw:layer="layout" svg:width="0.925cm" svg:height="0.962cm" svg:x="11.901cm" svg:y="25.102cm">
          <draw:text-box>
            <text:p text:style-name="P10">E</text:p>
          </draw:text-box>
        </draw:frame>
        <draw:line draw:style-name="gr3" draw:text-style-name="P2" draw:layer="layout" svg:x1="11.55cm" svg:y1="23.101cm" svg:x2="9.75cm" svg:y2="25.851cm">
          <text:p/>
        </draw:line>
        <draw:frame draw:style-name="gr21" draw:text-style-name="P11" draw:layer="layout" svg:width="0.891cm" svg:height="0.962cm" svg:x="11.701cm" svg:y="22.451cm">
          <draw:text-box>
            <text:p text:style-name="P10">T</text:p>
          </draw:text-box>
        </draw:frame>
        <draw:line draw:style-name="gr2" draw:text-style-name="P2" draw:layer="layout" svg:x1="9.2cm" svg:y1="25.251cm" svg:x2="10cm" svg:y2="25.25cm">
          <text:p/>
        </draw:line>
        <draw:frame draw:style-name="gr9" draw:text-style-name="P5" draw:layer="layout" svg:width="0.67cm" svg:height="0.53cm" svg:x="10.3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9" draw:text-style-name="P5" draw:layer="layout" svg:width="0.851cm" svg:height="0.53cm" svg:x="8.4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152cm" svg:y1="26.105cm" svg:x2="18.152cm" svg:y2="26.055cm">
          <text:p/>
        </draw:line>
        <draw:line draw:style-name="gr12" draw:text-style-name="P2" draw:layer="layout" svg:x1="15.152cm" svg:y1="26.055cm" svg:x2="15.102cm" svg:y2="23.005cm">
          <text:p/>
        </draw:line>
        <draw:frame draw:style-name="gr9" draw:text-style-name="P5" draw:layer="layout" svg:width="0.496cm" svg:height="0.47cm" svg:x="14.8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9" draw:text-style-name="P5" draw:layer="layout" svg:width="0.436cm" svg:height="0.47cm" svg:x="18.2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401cm" svg:y1="23.252cm" svg:x2="17.651cm" svg:y2="25.752cm">
          <text:p/>
        </draw:line>
        <draw:frame draw:style-name="gr20" draw:text-style-name="P11" draw:layer="layout" svg:width="0.925cm" svg:height="0.962cm" svg:x="17.701cm" svg:y="25.002cm">
          <draw:text-box>
            <text:p text:style-name="P10">E</text:p>
          </draw:text-box>
        </draw:frame>
        <draw:line draw:style-name="gr3" draw:text-style-name="P2" draw:layer="layout" svg:x1="17.35cm" svg:y1="23.001cm" svg:x2="15.55cm" svg:y2="25.751cm">
          <text:p/>
        </draw:line>
        <draw:frame draw:style-name="gr21" draw:text-style-name="P11" draw:layer="layout" svg:width="0.891cm" svg:height="0.962cm" svg:x="17.501cm" svg:y="22.351cm">
          <draw:text-box>
            <text:p text:style-name="P10">T</text:p>
          </draw:text-box>
        </draw:frame>
        <draw:line draw:style-name="gr2" draw:text-style-name="P2" draw:layer="layout" svg:x1="15cm" svg:y1="23.751cm" svg:x2="16.75cm" svg:y2="23.75cm">
          <text:p/>
        </draw:line>
        <draw:frame draw:style-name="gr9" draw:text-style-name="P5" draw:layer="layout" svg:width="0.67cm" svg:height="0.53cm" svg:x="16.174cm" svg:y="26.164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9" draw:text-style-name="P5" draw:layer="layout" svg:width="0.602cm" svg:height="0.53cm" svg:x="14.274cm" svg:y="24.164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8" draw:text-style-name="P4" draw:layer="layout" svg:width="0.299cm" svg:height="0.248cm" svg:x="2.801cm" svg:y="2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99cm" svg:height="0.248cm" svg:x="2.801cm" svg:y="2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99cm" svg:height="0.248cm" svg:x="9.9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99cm" svg:height="0.248cm" svg:x="9.9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cm" svg:y1="26.25cm" svg:x2="10cm" svg:y2="23.9cm">
          <text:p/>
        </draw:line>
        <draw:line draw:style-name="gr2" draw:text-style-name="P2" draw:layer="layout" svg:x1="9.2cm" svg:y1="23.952cm" svg:x2="10cm" svg:y2="23.951cm">
          <text:p/>
        </draw:line>
        <draw:custom-shape draw:style-name="gr8" draw:text-style-name="P4" draw:layer="layout" svg:width="0.299cm" svg:height="0.248cm" svg:x="16.8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99cm" svg:height="0.248cm" svg:x="15.7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9cm" svg:y1="26.05cm" svg:x2="16.9cm" svg:y2="23.7cm">
          <text:p/>
        </draw:line>
        <draw:line draw:style-name="gr2" draw:text-style-name="P2" draw:layer="layout" svg:x1="15.8cm" svg:y1="26.05cm" svg:x2="15.8cm" svg:y2="23.7cm">
          <text:p/>
        </draw:line>
      </draw:page>
      <draw:page draw:name="page6" draw:style-name="dp1" draw:master-page-name="Default">
        <draw:frame draw:style-name="gr10" draw:text-style-name="P2" draw:layer="layout" svg:width="17.62cm" svg:height="19.605cm" svg:x="1.965cm" svg:y="4.16cm">
          <draw:image xlink:href="Pictures/100000010000029A000002E5932DDB8828C1BE78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0" draw:text-style-name="P2" draw:layer="layout" svg:width="17.299cm" svg:height="25.939cm" svg:x="2.125cm" svg:y="0.993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line draw:style-name="gr3" draw:text-style-name="P2" draw:layer="layout" svg:x1="0.25cm" svg:y1="5.5cm" svg:x2="0.25cm" svg:y2="10cm">
          <text:p/>
        </draw:line>
        <draw:line draw:style-name="gr12" draw:text-style-name="P2" draw:layer="layout" svg:x1="2.804cm" svg:y1="9.404cm" svg:x2="5.804cm" svg:y2="9.354cm">
          <text:p/>
        </draw:line>
        <draw:line draw:style-name="gr12" draw:text-style-name="P2" draw:layer="layout" svg:x1="2.804cm" svg:y1="9.354cm" svg:x2="2.754cm" svg:y2="6.304cm">
          <text:p/>
        </draw:line>
        <draw:frame draw:style-name="gr9" draw:text-style-name="P5" draw:layer="layout" svg:width="0.551cm" svg:height="0.47cm" svg:x="1.075cm" svg:y="5.2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5" draw:layer="layout" svg:width="0.551cm" svg:height="0.47cm" svg:x="1.075cm" svg:y="4.6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9" draw:text-style-name="P5" draw:layer="layout" svg:width="0.551cm" svg:height="0.47cm" svg:x="6.076cm" svg:y="9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5" draw:layer="layout" svg:width="0.551cm" svg:height="0.47cm" svg:x="2.476cm" svg:y="5.6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2" draw:text-style-name="P2" draw:layer="layout" svg:x1="9.105cm" svg:y1="11.704cm" svg:x2="12.105cm" svg:y2="11.654cm">
          <text:p/>
        </draw:line>
        <draw:line draw:style-name="gr12" draw:text-style-name="P2" draw:layer="layout" svg:x1="9.105cm" svg:y1="11.654cm" svg:x2="9.055cm" svg:y2="8.604cm">
          <text:p/>
        </draw:line>
        <draw:frame draw:style-name="gr9" draw:text-style-name="P5" draw:layer="layout" svg:width="0.551cm" svg:height="0.47cm" svg:x="12.377cm" svg:y="11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9" draw:text-style-name="P5" draw:layer="layout" svg:width="0.551cm" svg:height="0.47cm" svg:x="8.777cm" svg:y="7.9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5.805cm" svg:y1="9.404cm" svg:x2="18.805cm" svg:y2="9.354cm">
          <text:p/>
        </draw:line>
        <draw:line draw:style-name="gr12" draw:text-style-name="P2" draw:layer="layout" svg:x1="15.805cm" svg:y1="9.354cm" svg:x2="15.755cm" svg:y2="6.304cm">
          <text:p/>
        </draw:line>
        <draw:frame draw:style-name="gr9" draw:text-style-name="P5" draw:layer="layout" svg:width="0.551cm" svg:height="0.47cm" svg:x="19.077cm" svg:y="9.0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9" draw:text-style-name="P5" draw:layer="layout" svg:width="0.551cm" svg:height="0.47cm" svg:x="15.477cm" svg:y="5.6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line draw:style-name="gr12" draw:text-style-name="P2" draw:layer="layout" svg:x1="2.805cm" svg:y1="20.204cm" svg:x2="5.805cm" svg:y2="20.154cm">
          <text:p/>
        </draw:line>
        <draw:line draw:style-name="gr12" draw:text-style-name="P2" draw:layer="layout" svg:x1="2.805cm" svg:y1="20.154cm" svg:x2="2.755cm" svg:y2="17.104cm">
          <text:p/>
        </draw:line>
        <draw:frame draw:style-name="gr9" draw:text-style-name="P5" draw:layer="layout" svg:width="0.551cm" svg:height="0.47cm" svg:x="6.077cm" svg:y="19.8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9" draw:text-style-name="P5" draw:layer="layout" svg:width="0.551cm" svg:height="0.47cm" svg:x="2.477cm" svg:y="16.4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line draw:style-name="gr12" draw:text-style-name="P2" draw:layer="layout" svg:x1="2.806cm" svg:y1="25.204cm" svg:x2="5.806cm" svg:y2="25.154cm">
          <text:p/>
        </draw:line>
        <draw:line draw:style-name="gr12" draw:text-style-name="P2" draw:layer="layout" svg:x1="2.806cm" svg:y1="25.154cm" svg:x2="2.756cm" svg:y2="22.104cm">
          <text:p/>
        </draw:line>
        <draw:frame draw:style-name="gr9" draw:text-style-name="P5" draw:layer="layout" svg:width="0.551cm" svg:height="0.47cm" svg:x="6.078cm" svg:y="24.8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9" draw:text-style-name="P5" draw:layer="layout" svg:width="0.551cm" svg:height="0.47cm" svg:x="2.478cm" svg:y="21.4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2.806cm" svg:y1="16.304cm" svg:x2="5.806cm" svg:y2="16.254cm">
          <text:p/>
        </draw:line>
        <draw:line draw:style-name="gr12" draw:text-style-name="P2" draw:layer="layout" svg:x1="2.806cm" svg:y1="16.254cm" svg:x2="2.756cm" svg:y2="13.204cm">
          <text:p/>
        </draw:line>
        <draw:frame draw:style-name="gr9" draw:text-style-name="P5" draw:layer="layout" svg:width="0.551cm" svg:height="0.47cm" svg:x="6.078cm" svg:y="15.9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" draw:text-style-name="P5" draw:layer="layout" svg:width="0.551cm" svg:height="0.47cm" svg:x="2.478cm" svg:y="11.3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9" draw:text-style-name="P5" draw:layer="layout" svg:width="0.551cm" svg:height="0.47cm" svg:x="2.479cm" svg:y="17.5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line draw:style-name="gr12" draw:text-style-name="P2" draw:layer="layout" svg:x1="14.805cm" svg:y1="20.204cm" svg:x2="17.805cm" svg:y2="20.154cm">
          <text:p/>
        </draw:line>
        <draw:line draw:style-name="gr12" draw:text-style-name="P2" draw:layer="layout" svg:x1="14.805cm" svg:y1="20.154cm" svg:x2="14.755cm" svg:y2="17.104cm">
          <text:p/>
        </draw:line>
        <draw:frame draw:style-name="gr9" draw:text-style-name="P5" draw:layer="layout" svg:width="0.551cm" svg:height="0.47cm" svg:x="18.077cm" svg:y="19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9" draw:text-style-name="P5" draw:layer="layout" svg:width="0.551cm" svg:height="0.47cm" svg:x="14.477cm" svg:y="16.4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line draw:style-name="gr12" draw:text-style-name="P2" draw:layer="layout" svg:x1="14.806cm" svg:y1="25.204cm" svg:x2="17.806cm" svg:y2="25.154cm">
          <text:p/>
        </draw:line>
        <draw:line draw:style-name="gr12" draw:text-style-name="P2" draw:layer="layout" svg:x1="14.806cm" svg:y1="25.154cm" svg:x2="14.756cm" svg:y2="22.104cm">
          <text:p/>
        </draw:line>
        <draw:frame draw:style-name="gr9" draw:text-style-name="P5" draw:layer="layout" svg:width="0.551cm" svg:height="0.47cm" svg:x="18.078cm" svg:y="24.8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9" draw:text-style-name="P5" draw:layer="layout" svg:width="0.551cm" svg:height="0.47cm" svg:x="14.478cm" svg:y="21.4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line draw:style-name="gr12" draw:text-style-name="P2" draw:layer="layout" svg:x1="14.806cm" svg:y1="16.304cm" svg:x2="17.806cm" svg:y2="16.254cm">
          <text:p/>
        </draw:line>
        <draw:line draw:style-name="gr12" draw:text-style-name="P2" draw:layer="layout" svg:x1="14.806cm" svg:y1="16.254cm" svg:x2="14.756cm" svg:y2="13.204cm">
          <text:p/>
        </draw:line>
        <draw:frame draw:style-name="gr9" draw:text-style-name="P5" draw:layer="layout" svg:width="0.551cm" svg:height="0.47cm" svg:x="18.078cm" svg:y="15.9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9" draw:text-style-name="P5" draw:layer="layout" svg:width="0.551cm" svg:height="0.47cm" svg:x="13.478cm" svg:y="14.2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9" draw:text-style-name="P5" draw:layer="layout" svg:width="0.551cm" svg:height="0.47cm" svg:x="14.479cm" svg:y="17.5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custom-shape draw:style-name="gr33" draw:text-style-name="P5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</draw:page>
      <draw:page draw:name="page9" draw:style-name="dp1" draw:master-page-name="Default">
        <draw:frame draw:style-name="gr10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custom-shape draw:style-name="gr33" draw:text-style-name="P5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line draw:style-name="gr12" draw:text-style-name="P2" draw:layer="layout" svg:x1="2.506cm" svg:y1="11.704cm" svg:x2="5.506cm" svg:y2="11.654cm">
          <text:p/>
        </draw:line>
        <draw:line draw:style-name="gr12" draw:text-style-name="P2" draw:layer="layout" svg:x1="2.506cm" svg:y1="11.654cm" svg:x2="2.456cm" svg:y2="8.604cm">
          <text:p/>
        </draw:line>
        <draw:frame draw:style-name="gr9" draw:text-style-name="P5" draw:layer="layout" svg:width="0.551cm" svg:height="0.47cm" svg:x="5.778cm" svg:y="11.3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5" draw:layer="layout" svg:width="0.551cm" svg:height="0.47cm" svg:x="2.178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</draw:page>
      <draw:page draw:name="page11" draw:style-name="dp1" draw:master-page-name="Default">
        <draw:custom-shape draw:style-name="gr33" draw:text-style-name="P5" draw:layer="layout" svg:width="9.75cm" svg:height="4.4cm" svg:x="5.3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652cm" svg:y1="5.7cm" svg:x2="11.652cm" svg:y2="1.45cm">
          <text:p/>
        </draw:line>
        <draw:line draw:style-name="gr3" draw:text-style-name="P2" draw:layer="layout" svg:x1="8.202cm" svg:y1="5.8cm" svg:x2="8.202cm" svg:y2="1.3cm">
          <text:p/>
        </draw:line>
      </draw:page>
      <draw:page draw:name="page12" draw:style-name="dp1" draw:master-page-name="Default">
        <draw:frame draw:style-name="gr10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10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4" draw:style-name="dp1" draw:master-page-name="Default"/>
      <draw:page draw:name="page15" draw:style-name="dp1" draw:master-page-name="Default">
        <draw:frame draw:style-name="gr10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6" draw:style-name="dp1" draw:master-page-name="Default"/>
      <draw:page draw:name="page17" draw:style-name="dp1" draw:master-page-name="Default">
        <draw:frame draw:style-name="gr10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10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10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line draw:style-name="gr34" draw:text-style-name="P2" draw:layer="layout" svg:x1="6.081cm" svg:y1="16.875cm" svg:x2="17.511cm" svg:y2="16.875cm">
          <text:p/>
        </draw:line>
        <draw:line draw:style-name="gr35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36" draw:text-style-name="P7" draw:layer="layout" svg:width="2.217cm" svg:height="0.962cm" svg:x="15.853cm" svg:y="11.562cm">
          <draw:text-box>
            <text:p>S=GK</text:p>
          </draw:text-box>
        </draw:frame>
        <draw:frame draw:style-name="gr37" draw:text-style-name="P7" draw:layer="layout" svg:width="1.205cm" svg:height="1.673cm" svg:x="4.493cm" svg:y="7.35cm">
          <draw:text-box>
            <text:p/>
            <text:p/>
          </draw:text-box>
        </draw:frame>
        <draw:frame draw:style-name="gr20" draw:text-style-name="P7" draw:layer="layout" svg:width="0.925cm" svg:height="0.962cm" svg:x="18.146cm" svg:y="16.864cm">
          <draw:text-box>
            <text:p>X</text:p>
          </draw:text-box>
        </draw:frame>
        <draw:frame draw:style-name="gr20" draw:text-style-name="P7" draw:layer="layout" svg:width="0.925cm" svg:height="0.962cm" svg:x="4.811cm" svg:y="5.445cm">
          <draw:text-box>
            <text:p>P</text:p>
          </draw:text-box>
        </draw:frame>
        <draw:frame draw:style-name="gr38" draw:text-style-name="P7" draw:layer="layout" svg:width="1.907cm" svg:height="0.962cm" svg:x="3.858cm" svg:y="7.35cm">
          <draw:text-box>
            <text:p>5000</text:p>
          </draw:text-box>
        </draw:frame>
        <draw:frame draw:style-name="gr38" draw:text-style-name="P7" draw:layer="layout" svg:width="1.907cm" svg:height="0.962cm" svg:x="16.241cm" svg:y="17.827cm">
          <draw:text-box>
            <text:p>2500</text:p>
          </draw:text-box>
        </draw:frame>
        <draw:frame draw:style-name="gr20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38" draw:text-style-name="P7" draw:layer="layout" svg:width="1.907cm" svg:height="0.962cm" svg:x="11.559cm" svg:y="17.518cm">
          <draw:text-box>
            <text:p>1250</text:p>
          </draw:text-box>
        </draw:frame>
        <draw:frame draw:style-name="gr39" draw:text-style-name="P7" draw:layer="layout" svg:width="1.556cm" svg:height="0.962cm" svg:x="7.938cm" svg:y="17.21cm">
          <draw:text-box>
            <text:p>500</text:p>
          </draw:text-box>
        </draw:frame>
        <draw:frame draw:style-name="gr38" draw:text-style-name="P7" draw:layer="layout" svg:width="1.907cm" svg:height="0.962cm" svg:x="3.776cm" svg:y="9.36cm">
          <draw:text-box>
            <text:p>4000</text:p>
          </draw:text-box>
        </draw:frame>
        <draw:line draw:style-name="gr40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38" draw:text-style-name="P7" draw:layer="layout" svg:width="1.907cm" svg:height="0.962cm" svg:x="3.776cm" svg:y="11.347cm">
          <draw:text-box>
            <text:p>3000</text:p>
          </draw:text-box>
        </draw:frame>
        <draw:frame draw:style-name="gr41" draw:text-style-name="P7" draw:layer="layout" svg:width="1.175cm" svg:height="0.962cm" svg:x="11.413cm" svg:y="15.922cm">
          <draw:text-box>
            <text:p>GI</text:p>
          </draw:text-box>
        </draw:frame>
        <draw:frame draw:style-name="gr42" draw:text-style-name="P7" draw:layer="layout" svg:width="1.421cm" svg:height="0.962cm" svg:x="6.416cm" svg:y="8.99cm">
          <draw:text-box>
            <text:p>KO</text:p>
          </draw:text-box>
        </draw:frame>
        <draw:frame draw:style-name="gr43" draw:text-style-name="P7" draw:layer="layout" svg:width="1.383cm" svg:height="0.962cm" svg:x="9.008cm" svg:y="11.012cm">
          <draw:text-box>
            <text:p>DV</text:p>
          </draw:text-box>
        </draw:frame>
        <draw:frame draw:style-name="gr44" draw:text-style-name="P7" draw:layer="layout" svg:width="2.123cm" svg:height="0.962cm" svg:x="6.533cm" svg:y="10.795cm">
          <draw:text-box>
            <text:p>PO</text:p>
          </draw:text-box>
        </draw:frame>
        <draw:frame draw:style-name="gr45" draw:text-style-name="P7" draw:layer="layout" svg:width="1.907cm" svg:height="1.28cm" svg:x="9.981cm" svg:y="17.495cm">
          <draw:text-box>
            <text:p>1000</text:p>
          </draw:text-box>
        </draw:frame>
        <draw:line draw:style-name="gr46" draw:text-style-name="P2" draw:layer="layout" svg:x1="8.738cm" svg:y1="16.875cm" svg:x2="8.738cm" svg:y2="9.89cm">
          <text:p/>
        </draw:line>
        <draw:line draw:style-name="gr46" draw:text-style-name="P2" draw:layer="layout" svg:x1="9.738cm" svg:y1="16.876cm" svg:x2="9.573cm" svg:y2="10.525cm">
          <text:p/>
        </draw:line>
        <draw:line draw:style-name="gr40" draw:text-style-name="P2" draw:layer="layout" svg:x1="6.082cm" svg:y1="10.507cm" svg:x2="9.573cm" svg:y2="10.525cm">
          <text:p/>
        </draw:line>
        <draw:frame draw:style-name="gr38" draw:text-style-name="P7" draw:layer="layout" svg:width="1.907cm" svg:height="0.962cm" svg:x="4.176cm" svg:y="10.525cm">
          <draw:text-box>
            <text:p>3800</text:p>
          </draw:text-box>
        </draw:frame>
        <draw:frame draw:style-name="gr39" draw:text-style-name="P7" draw:layer="layout" svg:width="1.556cm" svg:height="0.962cm" svg:x="9.256cm" svg:y="17.192cm">
          <draw:text-box>
            <text:p>600</text:p>
          </draw:text-box>
        </draw:frame>
        <draw:custom-shape draw:style-name="gr47" draw:text-style-name="P5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Default">
        <draw:frame draw:style-name="gr10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10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10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10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5" draw:style-name="dp1" draw:master-page-name="Default">
        <draw:frame draw:style-name="gr10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22T14:25:58.136099678</dc:date>
    <meta:editing-duration>PT3H23S</meta:editing-duration>
    <meta:editing-cycles>40</meta:editing-cycles>
    <meta:generator>LibreOffice/7.3.3.2$Linux_X86_64 LibreOffice_project/30$Build-2</meta:generator>
    <meta:document-statistic meta:object-count="306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0/content.xml><?xml version="1.0" encoding="utf-8"?>
<math xmlns="http://www.w3.org/1998/Math/MathML" display="block">
  <semantics>
    <mi>K</mi>
    <annotation encoding="StarMath 5.0">K</annotation>
  </semantics>
</math>
</file>

<file path=Object 101/content.xml><?xml version="1.0" encoding="utf-8"?>
<math xmlns="http://www.w3.org/1998/Math/MathML" display="block">
  <semantics>
    <mi>N</mi>
    <annotation encoding="StarMath 5.0">N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i>N</mi>
    <annotation encoding="StarMath 5.0">N</annotation>
  </semantics>
</math>
</file>

<file path=Object 10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06/content.xml><?xml version="1.0" encoding="utf-8"?>
<math xmlns="http://www.w3.org/1998/Math/MathML" display="block">
  <semantics>
    <msub>
      <mi>T</mi>
      <mi>N</mi>
    </msub>
    <annotation encoding="StarMath 5.0">T_N</annotation>
  </semantics>
</math>
</file>

<file path=Object 107/content.xml><?xml version="1.0" encoding="utf-8"?>
<math xmlns="http://www.w3.org/1998/Math/MathML" display="block">
  <semantics>
    <mi>P</mi>
    <annotation encoding="StarMath 5.0">P</annotation>
  </semantics>
</math>
</file>

<file path=Object 108/content.xml><?xml version="1.0" encoding="utf-8"?>
<math xmlns="http://www.w3.org/1998/Math/MathML" display="block">
  <semantics>
    <mi>x</mi>
    <annotation encoding="StarMath 5.0">x</annotation>
  </semantics>
</math>
</file>

<file path=Object 10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P</mi>
    <annotation encoding="StarMath 5.0">P</annotation>
  </semantics>
</math>
</file>

<file path=Object 68/content.xml><?xml version="1.0" encoding="utf-8"?>
<math xmlns="http://www.w3.org/1998/Math/MathML" display="block">
  <semantics>
    <mi>x</mi>
    <annotation encoding="StarMath 5.0">x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5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7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78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79/content.xml><?xml version="1.0" encoding="utf-8"?>
<math xmlns="http://www.w3.org/1998/Math/MathML" display="block">
  <semantics>
    <mo stretchy="false">…</mo>
    <annotation encoding="StarMath 5.0">dotslow </annotation>
  </semantics>
</math>
</file>

<file path=Object 80/content.xml><?xml version="1.0" encoding="utf-8"?>
<math xmlns="http://www.w3.org/1998/Math/MathML" display="block">
  <semantics>
    <mo stretchy="false">…</mo>
    <annotation encoding="StarMath 5.0">dotslow 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N</mi>
    <annotation encoding="StarMath 5.0">N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K</mi>
    <annotation encoding="StarMath 5.0">K</annotation>
  </semantics>
</math>
</file>

<file path=Object 92/content.xml><?xml version="1.0" encoding="utf-8"?>
<math xmlns="http://www.w3.org/1998/Math/MathML" display="block">
  <semantics>
    <mi>N</mi>
    <annotation encoding="StarMath 5.0">N</annotation>
  </semantics>
</math>
</file>

<file path=Object 93/content.xml><?xml version="1.0" encoding="utf-8"?>
<math xmlns="http://www.w3.org/1998/Math/MathML" display="block">
  <semantics>
    <mi>K</mi>
    <annotation encoding="StarMath 5.0">K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N</mi>
    <annotation encoding="StarMath 5.0">N</annotation>
  </semantics>
</math>
</file>

<file path=Object 98/content.xml><?xml version="1.0" encoding="utf-8"?>
<math xmlns="http://www.w3.org/1998/Math/MathML" display="block">
  <semantics>
    <mi>K</mi>
    <annotation encoding="StarMath 5.0">K</annotation>
  </semantics>
</math>
</file>

<file path=Object 99/content.xml><?xml version="1.0" encoding="utf-8"?>
<math xmlns="http://www.w3.org/1998/Math/MathML" display="block">
  <semantics>
    <mi>N</mi>
    <annotation encoding="StarMath 5.0">N</annotation>
  </semantics>
</math>
</file>